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ubakar Mohamed</meta:initial-creator>
    <dc:creator>Abubakar Mohamed</dc:creator>
    <meta:creation-date>2025-05-07T01:07:00Z</meta:creation-date>
    <dc:date>2025-05-07T01:09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